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5.4693in"/>
    </style:style>
    <style:style style:name="co4" style:family="table-column">
      <style:table-column-properties fo:break-before="auto" style:column-width="5.5016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4,C5,C11,C12,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6,C7,C8,C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10,C13,C1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DSOT23-T24CAN</text:p>
          </table:table-cell>
          <table:table-cell office:value-type="string" calcext:value-type="string">
            <text:p>https://www.littelfuse.com/~/media/electronics/datasheets/tvs_diode_arrays/littelfuse_tvs_diode_array_sm712_datasheet.pdf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CBG321609U121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1206_3216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,H2,H3,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untingHole:MountingHole_2.5mm_P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Conn_01x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18_P2.54mm_Vertic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,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SMD:SW_Push_1P1T_NO_Vertical_Wuerth_4341330258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A7805</text:p>
          </table:table-cell>
          <table:table-cell office:value-type="string" calcext:value-type="string">
            <text:p>http://www.ti.com/lit/ds/symlink/ua78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Y32F030K1xT</text:p>
          </table:table-cell>
          <table:table-cell/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2518FD-E/QBB</text:p>
          </table:table-cell>
          <table:table-cell office:value-type="string" calcext:value-type="string">
            <text:p>https://ww1.microchip.com/downloads/aemDocuments/documents/OTH/ProductDocuments/DataSheets/External-CAN-FD-Controller-with-SPI-Interface-DS20006027B.pdf</text:p>
          </table:table-cell>
          <table:table-cell office:value-type="string" calcext:value-type="string">
            <text:p>Package_DFN_QFN:DFN-14-1EP_3x4.5mm_P0.65mm_EP1.65x4.2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562FD-E/MF</text:p>
          </table:table-cell>
          <table:table-cell office:value-type="string" calcext:value-type="string">
            <text:p>http://ww1.microchip.com/downloads/en/DeviceDoc/25167A.pdf</text:p>
          </table:table-cell>
          <table:table-cell office:value-type="string" calcext:value-type="string">
            <text:p>Custom:MICROCHIP-DFN-3x3x0.9mm-8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https://www.ftdichip.com/Support/Documents/DataSheets/ICs/DS_FT230X.pdf</text:p>
          </table:table-cell>
          <table:table-cell office:value-type="string" calcext:value-type="string">
            <text:p>Package_DFN_QFN:QFN-16-1EP_4x4mm_P0.65mm_EP2.1x2.1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TXC_7M-4Pin_3.2x2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TXC_7M-4Pin_3.2x2.5mm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11:14:30.213697349</dc:date>
    <meta:editing-duration>PT2M57S</meta:editing-duration>
    <meta:editing-cycles>2</meta:editing-cycles>
    <meta:generator>LibreOffice/24.8.1.2$Linux_X86_64 LibreOffice_project/87fa9aec1a63e70835390b81c40bb8993f1d4ff6</meta:generator>
    <meta:document-statistic meta:table-count="1" meta:cell-count="140" meta:object-count="0"/>
  </office:meta>
</office:document-meta>
</file>